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c566b" officeooo:paragraph-rsid="000c566b"/>
    </style:style>
    <style:style style:name="P2" style:family="paragraph" style:parent-style-name="Standard">
      <style:paragraph-properties fo:text-align="start" style:justify-single-word="false"/>
      <style:text-properties officeooo:rsid="000c566b" officeooo:paragraph-rsid="000c566b"/>
    </style:style>
    <style:style style:name="P3"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4" style:family="paragraph" style:parent-style-name="Standard">
      <style:text-properties officeooo:rsid="000fbf52" officeooo:paragraph-rsid="000fbf52"/>
    </style:style>
    <style:style style:name="P5" style:family="paragraph" style:parent-style-name="Standard">
      <style:paragraph-properties fo:text-align="start" style:justify-single-word="false"/>
      <style:text-properties officeooo:rsid="00123947" officeooo:paragraph-rsid="00123947"/>
    </style:style>
    <style:style style:name="P6" style:family="paragraph" style:parent-style-name="Standard">
      <style:paragraph-properties fo:text-align="start" style:justify-single-word="false"/>
      <style:text-properties officeooo:rsid="0015d0bb" officeooo:paragraph-rsid="0015d0bb"/>
    </style:style>
    <style:style style:name="T1" style:family="text">
      <style:text-properties officeooo:rsid="000e2433"/>
    </style:style>
    <style:style style:name="T2" style:family="text">
      <style:text-properties officeooo:rsid="00123947"/>
    </style:style>
    <style:style style:name="T3" style:family="text">
      <style:text-properties officeooo:rsid="0015827b"/>
    </style:style>
    <style:style style:name="T4" style:family="text">
      <style:text-properties officeooo:rsid="0015d0bb"/>
    </style:style>
    <style:style style:name="T5" style:family="text">
      <style:text-properties officeooo:rsid="0016ab71"/>
    </style:style>
    <style:style style:name="T6" style:family="text">
      <style:text-properties officeooo:rsid="00184a55"/>
    </style:style>
    <style:style style:name="T7" style:family="text">
      <style:text-properties officeooo:rsid="001a19b7"/>
    </style:style>
    <style:style style:name="T8" style:family="text">
      <style:text-properties officeooo:rsid="001bd79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Техническое задание на разработку парсера новостей по криптовалютам с использованием PHP и Google RSS</text:p>
      <text:p text:style-name="Standard"/>
      <text:p text:style-name="Standard">1. Цель проекта</text:p>
      <text:p text:style-name="Standard">Разработать веб-приложение на PHP, которое будет парсить новости по топ-50 криптовалютам через Google RSS, и предоставлять пользователю интерактивный интерфейс для поиска и просмотра этих новостей.</text:p>
      <text:p text:style-name="Standard"/>
      <text:p text:style-name="Standard">2. Исходные данные</text:p>
      <text:p text:style-name="Standard">- Список топ-50 криптовалют (по рыночной капитализации) включает в себя: Bitcoin, Ethereum, Ripple, Litecoin, Bitcoin Cash, Cardano, Solana, Polkadot, Dogecoin, Chainlink, Binance Coin, Tether, Avalanche, Terra, Uniswap, Algorand, Wrapped Bitcoin, Polygon, Stellar, Cosmos, Internet Computer, VeChain, Ethereum Classic, Filecoin, Theta Network, TRON, FTX Token, Dai, Tezos, EOS, Monero, Aave, The Graph, Klaytn, Neo, Kusama, IOTA, PancakeSwap, Maker, Crypto.com Coin, Bitcoin SV, BitTorrent, Shiba Inu, Alchemix, Axie Infinity, TerraUSD, Hedera, THORChain, и Decentraland.</text:p>
      <text:p text:style-name="Standard">- Источник данных новостей: Google RSS feeds.</text:p>
      <text:p text:style-name="Standard"/>
      <text:p text:style-name="Standard">3. Основные функциональные требования</text:p>
      <text:p text:style-name="Standard"/>
      <text:p text:style-name="Standard">3.1 Парсинг новостей</text:p>
      <text:p text:style-name="Standard">- Разработать PHP скрипт для регулярного парсинга Google RSS-ленты новостей по указанным криптовалютам.</text:p>
      <text:p text:style-name="Standard">- Скрипт должен запускаться по расписанию (например, каждые 6 часов) с использованием cron.</text:p>
      <text:p text:style-name="Standard">- Новости должны сохраняться в базу данных с указанием заголовка, текста, ссылки на источник и даты публикации.</text:p>
      <text:p text:style-name="Standard"/>
      <text:p text:style-name="Standard">3.2 Форма поиска и отображение результатов</text:p>
      <text:p text:style-name="Standard">- Реализовать на веб-странице форму поиска для ввода названия криптовалюты.</text:p>
      <text:p text:style-name="Standard">- Поиск новостей должен осуществляться без перезагрузки страницы (использование AJAX).</text:p>
      <text:p text:style-name="Standard">- Результаты поиска должны включать заголовок, краткий текст новости и ссылку на полный текст на сайте источника.</text:p>
      <text:p text:style-name="Standard"/>
      <text:p text:style-name="Standard">3.3 Постраничная навигация</text:p>
      <text:p text:style-name="Standard">- На странице результатов должна быть реализована постраничная навигация с помощью AJAX.</text:p>
      <text:p text:style-name="Standard">- Каждая страница должна содержать не более 25 новостей.</text:p>
      <text:p text:style-name="Standard">- Пользователь должен иметь возможность переходить между страницами без перезагрузки веб-страницы.</text:p>
      <text:p text:style-name="Standard"/>
      <text:p text:style-name="Standard">4. Технические требования</text:p>
      <text:p text:style-name="Standard">- Веб-сервер: Apache или Nginx.</text:p>
      <text:p text:style-name="Standard">- Язык программирования: PHP 7.4 или выше.</text:p>
      <text:p text:style-name="Standard">- База данных: MySQL или MariaDB.</text:p>
      <text:p text:style-name="Standard">- Фронтенд: HTML, CSS, JavaScript (jQuery или Vue.js для AJAX).</text:p>
      <text:p text:style-name="Standard">- Дополнительные библиотеки: Bootstrap для стилизации, PHP SimpleXML для парсинга RSS.</text:p>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4T19:49:07.335197513</meta:creation-date>
    <dc:date>2024-06-16T22:06:11.602449124</dc:date>
    <meta:editing-duration>P1DT3H24M23S</meta:editing-duration>
    <meta:editing-cycles>18</meta:editing-cycles>
    <meta:generator>LibreOffice/7.6.7.2$Linux_X86_64 LibreOffice_project/60$Build-2</meta:generator>
    <meta:document-statistic meta:table-count="0" meta:image-count="0" meta:object-count="0" meta:page-count="1" meta:paragraph-count="25" meta:word-count="294" meta:character-count="2174" meta:non-whitespace-character-count="1905"/>
  </office:meta>
</office:document-meta>
</file>